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d7d7" draw:textarea-horizontal-align="justify" draw:textarea-vertical-align="middle" draw:auto-grow-height="false" fo:min-height="27cm" fo:min-width="4cm"/>
    </style:style>
    <style:style style:name="gr2" style:family="graphic" style:parent-style-name="standard">
      <style:graphic-properties draw:stroke="none" draw:fill-color="#afd095" draw:textarea-horizontal-align="justify" draw:textarea-vertical-align="middle" draw:auto-grow-height="false" fo:min-height="27cm" fo:min-width="4.5cm"/>
    </style:style>
    <style:style style:name="gr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45cm" fo:min-width="1.89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06cm" fo:min-width="2.50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8" style:family="graphic" style:parent-style-name="objectwithoutfill">
      <style:graphic-properties draw:stroke="dash" draw:stroke-dash="Long_20_Dash_20_Dot" svg:stroke-color="#000000" draw:marker-end="Arrowheads_20_10" draw:marker-end-width="0.3cm" draw:fill="none" draw:textarea-vertical-align="middle" drawooo:fontwork-style="rotate" drawooo:fontwork-distance="0.1cm" drawooo:fontwork-start="0cm" drawooo:fontwork-shadow-offset-x="0cm" drawooo:fontwork-shadow-offset-y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93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8cm"/>
      <style:paragraph-properties style:writing-mode="lr-tb"/>
    </style:style>
    <style:style style:name="gr12" style:family="graphic" style:parent-style-name="objectwithoutfill">
      <style:graphic-properties draw:stroke="solid" draw:stroke-dash="Long_20_Dash_20_Dot" svg:stroke-color="#000000" draw:marker-start="Arrowheads_20_12" draw:marker-start-width="0.3cm" draw:marker-end="Arrowheads_20_10" draw:marker-end-width="0.3cm" draw:fill="none" draw:textarea-vertical-align="middle" drawooo:fontwork-style="rotate" drawooo:fontwork-distance="0.1cm" drawooo:fontwork-start="0cm" drawooo:fontwork-shadow-offset-x="0cm" drawooo:fontwork-shadow-offset-y="0cm"/>
      <style:paragraph-properties style:writing-mode="lr-tb"/>
    </style:style>
    <style:style style:name="gr13" style:family="graphic" style:parent-style-name="objectwithoutfill">
      <style:graphic-properties draw:stroke="solid" draw:stroke-dash="Long_20_Dash_20_Dot" svg:stroke-color="#000000" draw:marker-start="Arrowheads_20_13" draw:marker-start-width="0.3cm" draw:marker-end="Arrowheads_20_10" draw:marker-end-width="0.3cm" draw:fill="none" draw:textarea-vertical-align="middle" drawooo:fontwork-style="rotate" drawooo:fontwork-distance="0.1cm" drawooo:fontwork-start="0cm" drawooo:fontwork-shadow-offset-x="0cm" drawooo:fontwork-shadow-offset-y="0cm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5" style:family="graphic" style:parent-style-name="objectwithoutfill">
      <style:graphic-properties draw:stroke="dash" draw:stroke-dash="Long_20_Dash_20_Dot" svg:stroke-color="#000000" draw:marker-start="Arrowheads_20_11" draw:marker-start-width="0.3cm" draw:marker-end="" draw:marker-end-width="0.3cm" draw:fill="none" draw:textarea-vertical-align="middle" drawooo:fontwork-style="rotate" drawooo:fontwork-distance="0.1cm" drawooo:fontwork-start="0cm" drawooo:fontwork-shadow-offset-x="0cm" drawooo:fontwork-shadow-offset-y="0cm"/>
      <style:paragraph-properties style:writing-mode="lr-tb"/>
    </style:style>
    <style:style style:name="gr16" style:family="graphic" style:parent-style-name="objectwithoutfill">
      <style:graphic-properties draw:stroke="solid" draw:stroke-dash="Long_20_Dash_20_Dot" svg:stroke-color="#000000" draw:marker-end="Arrowheads_20_10" draw:marker-end-width="0.3cm" draw:fill="none" draw:textarea-vertical-align="middle" drawooo:fontwork-style="rotate" drawooo:fontwork-distance="0.1cm" drawooo:fontwork-start="0cm" drawooo:fontwork-shadow-offset-x="0cm" drawooo:fontwork-shadow-offset-y="0cm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1.982cm" fo:min-width="0.8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5.328cm" fo:min-width="0.8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2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1.536cm" fo:min-width="0.8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1" style:family="graphic" style:parent-style-name="objectwithoutfill">
      <style:graphic-properties draw:stroke="solid" draw:stroke-dash="Long_20_Dash_20_Dot" svg:stroke-color="#000000" draw:marker-start="" draw:marker-start-width="0.3cm" draw:marker-end="Arrowheads_20_10" draw:marker-end-width="0.3cm" draw:fill="none" draw:textarea-vertical-align="middle" drawooo:fontwork-style="rotate" drawooo:fontwork-distance="0.1cm" drawooo:fontwork-start="0cm" drawooo:fontwork-shadow-offset-x="0cm" drawooo:fontwork-shadow-offset-y="0cm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2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51cm" fo:min-width="0.808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93cm" fo:min-width="0.78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6" style:family="graphic" style:parent-style-name="objectwithoutfill">
      <style:graphic-properties draw:stroke="dash" draw:stroke-dash="Long_20_Dot" svg:stroke-color="#000000" draw:fill="none" draw:textarea-vertical-align="middle"/>
    </style:style>
    <style:style style:name="gr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93cm" fo:min-width="0.78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9" style:family="graphic" style:parent-style-name="standard">
      <style:graphic-properties svg:stroke-color="#000000" draw:fill-color="#eeeeee" draw:textarea-horizontal-align="justify" draw:textarea-vertical-align="middle" draw:auto-grow-height="false" fo:min-height="0.104cm" fo:min-width="0cm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2" style:family="graphic" style:parent-style-name="objectwithoutfill">
      <style:graphic-properties draw:stroke="solid" draw:stroke-dash="Long_20_Dash_20_Dot" svg:stroke-color="#000000" draw:marker-start="Arrowheads_20_12" draw:marker-start-width="0.3cm" draw:marker-end="" draw:marker-end-width="0.3cm" draw:fill="none" draw:textarea-vertical-align="middle" drawooo:fontwork-style="rotate" drawooo:fontwork-distance="0.1cm" drawooo:fontwork-start="0cm" drawooo:fontwork-shadow-offset-x="0cm" drawooo:fontwork-shadow-offset-y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47cm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9" style:family="graphic" style:parent-style-name="objectwithoutfill">
      <style:graphic-properties draw:stroke="solid" draw:stroke-dash="Long_20_Dash_20_Dot" svg:stroke-color="#000000" draw:marker-start="Arrowheads_20_14" draw:marker-start-width="0.3cm" draw:marker-end="Arrowheads_20_10" draw:marker-end-width="0.3cm" draw:fill="none" draw:textarea-vertical-align="middle" drawooo:fontwork-style="rotate" drawooo:fontwork-distance="0.1cm" drawooo:fontwork-start="0cm" drawooo:fontwork-shadow-offset-x="0cm" drawooo:fontwork-shadow-offset-y="0cm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84cm" fo:min-width="0.83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93cm" fo:min-width="0.78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927cm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hatch" draw:fill-color="#ffffff" draw:fill-hatch-name="Black_20_0_20_Degrees" draw:textarea-horizontal-align="justify" draw:textarea-vertical-align="middle" draw:auto-grow-height="false" fo:min-height="1.758cm" fo:min-width="0.8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hatch" draw:fill-color="#ffffff" draw:fill-hatch-name="Black_20_0_20_Degrees" draw:textarea-horizontal-align="justify" draw:textarea-vertical-align="middle" draw:auto-grow-height="false" fo:min-height="1.758cm" fo:min-width="0.8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hatch" draw:fill-color="#ffffff" draw:fill-hatch-name="Black_20_0_20_Degrees" draw:textarea-horizontal-align="justify" draw:textarea-vertical-align="top" draw:auto-grow-height="false" fo:min-height="4.742cm" fo:min-width="3.38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61cm"/>
      <style:paragraph-properties style:writing-mode="lr-tb"/>
    </style:style>
    <style:style style:name="gr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93cm" fo:min-width="0.78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51cm" fo:min-width="0.808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P1" style:family="paragraph">
      <loext:graphic-properties draw:fill-color="#ffd7d7"/>
      <style:paragraph-properties fo:text-align="center"/>
    </style:style>
    <style:style style:name="P2" style:family="paragraph">
      <loext:graphic-properties draw:fill-color="#afd095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  <style:text-properties fo:font-size="8pt" style:font-size-asian="8pt" style:font-size-complex="8pt"/>
    </style:style>
    <style:style style:name="P7" style:family="paragraph">
      <loext:graphic-properties draw:fill="none" draw:fill-color="#ffffff"/>
      <style:paragraph-properties style:writing-mode="lr-tb"/>
      <style:text-properties fo:font-size="12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eeeeee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13" style:family="paragraph">
      <loext:graphic-properties draw:fill="hatch" draw:fill-color="#ffffff" draw:fill-hatch-name="Black_20_0_20_Degrees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2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cm" svg:height="27.25cm" svg:x="20.7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27.25cm" svg:x="15.5cm" svg:y="1.25cm">
          <text:p/>
          <draw:enhanced-geometry svg:viewBox="0 0 21600 21600" draw:type="rectangle" draw:enhanced-path="M 0 0 L 21600 0 21600 21600 0 21600 0 0 Z N"/>
        </draw:custom-shape>
        <draw:custom-shape draw:name="Internal-Storage" draw:style-name="gr3" draw:text-style-name="P4" draw:layer="layout" svg:width="2.974cm" svg:height="1.982cm" svg:x="16.55cm" svg:y="4cm">
          <text:p text:style-name="P3"><text:span text:style-name="T1">peer list</text:span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name="Process" draw:style-name="gr4" draw:text-style-name="P4" draw:layer="layout" svg:width="3cm" svg:height="1.25cm" svg:x="1.85cm" svg:y="4cm">
          <text:p text:style-name="P3"><text:span text:style-name="T1">lookup peer</text:span></text:p>
          <text:p text:style-name="P3"><text:span text:style-name="T1">in peer lis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Database" draw:style-name="gr5" draw:text-style-name="P4" draw:layer="layout" svg:width="3cm" svg:height="2.009cm" svg:x="16.6cm" svg:y="8.25cm">
          <text:p text:style-name="P3"><text:span text:style-name="T1">hosts DB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Process_0" draw:style-name="gr6" draw:text-style-name="P4" draw:layer="layout" svg:width="3cm" svg:height="1.25cm" svg:x="6.1cm" svg:y="7.45cm">
          <text:p text:style-name="P3"><text:span text:style-name="T1">lookup</text:span></text:p>
          <text:p text:style-name="P3"><text:span text:style-name="T1">hostnam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_1" draw:style-name="gr7" draw:text-style-name="P4" draw:layer="layout" svg:width="3cm" svg:height="1cm" svg:x="11.1cm" svg:y="10.15cm">
          <text:p text:style-name="P3"><text:span text:style-name="T1">get 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path draw:style-name="gr8" draw:text-style-name="P6" draw:layer="layout" svg:width="2.965cm" svg:height="2.828cm" draw:transform="skewX (-0.400902129183098) rotate (-0.785572696322648) translate (6.00290870736032cm 3.65217655661304cm)" svg:viewBox="0 0 2966 2829" svg:d="M0 2829c803-1061 1198-2829 2966-2829">
          <text:p text:style-name="P5"><text:span text:style-name="T2">NO: request connection</text:span></text:p>
        </draw:path>
        <draw:frame draw:style-name="gr9" draw:text-style-name="P7" draw:layer="layout" svg:width="4.431cm" svg:height="0.725cm" svg:x="0.824cm" svg:y="1.275cm">
          <draw:text-box>
            <text:p><text:span text:style-name="T3">MAIN/FORWARDER</text:span></text:p>
          </draw:text-box>
        </draw:frame>
        <draw:frame draw:style-name="gr10" draw:text-style-name="P7" draw:layer="layout" svg:width="3.22cm" svg:height="0.725cm" svg:x="5.88cm" svg:y="1.275cm">
          <draw:text-box>
            <text:p><text:span text:style-name="T3">CONNECTOR</text:span></text:p>
          </draw:text-box>
        </draw:frame>
        <draw:frame draw:style-name="gr11" draw:text-style-name="P7" draw:layer="layout" svg:width="2.78cm" svg:height="0.725cm" svg:x="11.35cm" svg:y="1.275cm">
          <draw:text-box>
            <text:p><text:span text:style-name="T3">RESOLVER</text:span></text:p>
          </draw:text-box>
        </draw:frame>
        <draw:path draw:style-name="gr8" draw:text-style-name="P6" draw:layer="layout" svg:width="3.726cm" svg:height="2.121cm" draw:transform="skewX (-0.400902129183098) rotate (-0.785572696322648) translate (10.2147884172679cm 7.36386839431217cm)" svg:viewBox="0 0 3727 2122" svg:d="M0 2122c653-707 2313-2122 3727-2122">
          <text:p text:style-name="P5"><text:span text:style-name="T2">NO: request hostname</text:span></text:p>
        </draw:path>
        <draw:path draw:style-name="gr12" draw:text-style-name="P6" draw:layer="layout" svg:width="7.556cm" svg:height="4.066cm" draw:transform="skewX (-0.400902129183097) rotate (-0.785572696322648) translate (11.257540474557cm 3.90567527882252cm)" svg:viewBox="0 0 7557 4067" svg:d="M0 4067c1912-1591 5843-3360 7557-4067">
          <text:p text:style-name="P5"><text:span text:style-name="T2">lookup hostname</text:span></text:p>
        </draw:path>
        <draw:path draw:style-name="gr13" draw:text-style-name="P6" draw:layer="layout" svg:width="2.815cm" svg:height="2.474cm" draw:transform="skewX (-0.400902129183097) rotate (-0.785572696322648) translate (15.1088108375796cm 8.25811566010294cm)" svg:viewBox="0 0 2816 2475" svg:d="M0 2475c1232-931 2415-1945 2816-2475">
          <text:p text:style-name="P5"><text:span text:style-name="T2">lookup NS name</text:span></text:p>
        </draw:path>
        <draw:path draw:style-name="gr8" draw:text-style-name="P6" draw:layer="layout" svg:width="9.719cm" svg:height="5.891cm" draw:transform="skewX (-0.400902129183097) rotate (-0.785572696322648) translate (15.7281304227523cm 5.62573126899881cm)" svg:viewBox="0 0 9720 5892" svg:d="M0 5835c2137 639 6040-4243 9720-5835">
          <text:p text:style-name="P5"><text:span text:style-name="T2">send DNS request</text:span></text:p>
        </draw:path>
        <draw:custom-shape draw:name="Process_2" draw:style-name="gr14" draw:text-style-name="P4" draw:layer="layout" svg:width="3cm" svg:height="1.25cm" svg:x="11.1cm" svg:y="14.75cm">
          <text:p text:style-name="P3"><text:span text:style-name="T1">NS repl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path draw:style-name="gr15" draw:text-style-name="P6" draw:layer="layout" svg:width="9.365cm" svg:height="5.834cm" draw:transform="skewX (-0.400902129183097) rotate (-0.785572696322648) translate (16.2281052729293cm 8.62579339209236cm)" svg:viewBox="0 0 9366 5835" svg:d="M0 5835c701-1238 8665-4598 9366-5835">
          <text:p text:style-name="P5"><text:span text:style-name="T2">DNS response</text:span></text:p>
        </draw:path>
        <draw:path draw:style-name="gr16" draw:text-style-name="P6" draw:layer="layout" svg:width="1.531cm" svg:height="6.186cm" draw:transform="skewX (-0.400902129183097) rotate (-0.785572696322648) translate (16.8716246967814cm 9.52128311975424cm)" svg:viewBox="0 0 1532 6187" svg:d="M0 6187c1510-1061 1744-4950 1384-6187">
          <text:p text:style-name="P5"><text:span text:style-name="T2">add entry</text:span></text:p>
        </draw:path>
        <draw:path draw:style-name="gr15" draw:text-style-name="P6" draw:layer="layout" svg:width="2.204cm" svg:height="3.535cm" draw:transform="skewX (-0.400902129183097) rotate (-0.785572696322648) translate (10.7910289974527cm 14.6904847189139cm)" svg:viewBox="0 0 2205 3536" svg:d="M0 3536c1408-1238 2109-2475 2205-3536">
          <text:p text:style-name="P5"><text:span text:style-name="T2">signal connector</text:span></text:p>
        </draw:path>
        <draw:custom-shape draw:name="vertical-lines" draw:style-name="gr17" draw:text-style-name="P8" draw:layer="layout" svg:width="1.5cm" svg:height="2.5cm" svg:x="11.85cm" svg:y="11.75cm">
          <text:p text:style-name="P3"><text:span text:style-name="T1">waiting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965.87804065312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name="vertical-lines_0" draw:style-name="gr18" draw:text-style-name="P8" draw:layer="layout" svg:width="1.5cm" svg:height="6.25cm" svg:x="7.05cm" svg:y="10.75cm">
          <text:p text:style-name="P3"><text:span text:style-name="T1">waiting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965.87804065312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name="Process_3" draw:style-name="gr19" draw:text-style-name="P4" draw:layer="layout" svg:width="3cm" svg:height="1.5cm" svg:x="6.1cm" svg:y="17.75cm">
          <text:p text:style-name="P3"><text:span text:style-name="T1">request</text:span></text:p>
          <text:p text:style-name="P3"><text:span text:style-name="T1">conne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path draw:style-name="gr12" draw:text-style-name="P6" draw:layer="layout" svg:width="6.992cm" svg:height="12.373cm" draw:transform="skewX (-0.400902129183097) rotate (-0.785572696322648) translate (14.3934757419696cm 6.29200713166653cm)" svg:viewBox="0 0 6993 12374" svg:d="M0 12374c3218-3005 9468-5658 5950-12374">
          <text:p text:style-name="P5"><text:span text:style-name="T2">lookup hostname</text:span></text:p>
        </draw:path>
        <draw:path draw:style-name="gr8" draw:text-style-name="P6" draw:layer="layout" svg:width="13.577cm" svg:height="9.604cm" draw:transform="skewX (-0.400902129183097) rotate (-0.785572696322648) translate (12.750830328816cm 9.89747900154064cm)" svg:viewBox="0 0 13578 9605" svg:d="M0 9571c2137 639 9899-7979 13578-9571">
          <text:p text:style-name="P5"><text:span text:style-name="T2">request SOCKS connection</text:span></text:p>
        </draw:path>
        <draw:custom-shape draw:name="vertical-lines_1" draw:style-name="gr20" draw:text-style-name="P8" draw:layer="layout" svg:width="1.5cm" svg:height="2cm" svg:x="6.85cm" svg:y="19.75cm">
          <text:p text:style-name="P3"><text:span text:style-name="T1">waiting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965.87804065312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path draw:style-name="gr15" draw:text-style-name="P6" draw:layer="layout" svg:width="13.089cm" svg:height="9.802cm" draw:transform="skewX (-0.400902129183097) rotate (-0.785572696322648) translate (13.3453168832852cm 12.9920858254942cm)" svg:viewBox="0 0 13090 9803" svg:d="M0 9803c1109-531 11131-7681 13090-9803">
          <text:p text:style-name="P5"><text:span text:style-name="T2">connection successful</text:span></text:p>
        </draw:path>
        <draw:path draw:style-name="gr12" draw:text-style-name="P6" draw:layer="layout" svg:width="11.236cm" svg:height="7.496cm" draw:transform="skewX (-0.400902129183098) rotate (-0.785572696322648) translate (8.15544825531435cm -2.94732540051887cm)" svg:viewBox="0 0 11237 7497" svg:d="M0 7497c1912-1591 9122-6259 11237-7497">
          <text:p text:style-name="P5"><text:span text:style-name="T2">lookup peer</text:span></text:p>
        </draw:path>
        <draw:path draw:style-name="gr21" draw:text-style-name="P6" draw:layer="layout" svg:width="7.097cm" svg:height="19.09cm" draw:transform="skewX (-0.400902129183098) rotate (-0.785572696322648) translate (17.1309077208117cm 4.28022025794892cm)" svg:viewBox="0 0 7098 19091" svg:d="M0 19091c7353-4420 10133-14320 2785-19091">
          <text:p text:style-name="P5"><text:span text:style-name="T2">insert new peer</text:span></text:p>
        </draw:path>
        <draw:custom-shape draw:name="Process_4" draw:style-name="gr22" draw:text-style-name="P4" draw:layer="layout" svg:width="3cm" svg:height="1.5cm" svg:x="6.1cm" svg:y="22.25cm">
          <text:p text:style-name="P3"><text:span text:style-name="T1">connection</text:span></text:p>
          <text:p text:style-name="P3"><text:span text:style-name="T1">opene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path draw:style-name="gr16" draw:text-style-name="P6" draw:layer="layout" svg:width="6.538cm" svg:height="15.264cm" draw:transform="skewX (-0.400902129183097) rotate (-0.785572696322648) translate (4.94841021969225cm 6.50691489801468cm)" svg:viewBox="0 0 6539 15265" svg:d="M0 241c1660-1414 522 3359 6539 15024">
          <text:p text:style-name="P5"><text:span text:style-name="T2">NO: drop packet</text:span></text:p>
        </draw:path>
        <draw:custom-shape draw:name="Direct-Data" draw:style-name="gr23" draw:text-style-name="P4" draw:layer="layout" svg:width="2.476cm" svg:height="1.3cm" svg:x="21.8cm" svg:y="25.284cm">
          <text:p text:style-name="P3"><text:span text:style-name="T1">peer</text:span>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path draw:style-name="gr16" draw:text-style-name="P6" draw:layer="layout" svg:width="25.912cm" svg:height="9.962cm" draw:transform="skewX (-0.400902129183097) rotate (-0.785572696322648) translate (3.35cm 7.75cm)" svg:viewBox="0 0 25913 9963" svg:d="M0 0c9158 13432 6479 13079 25913 172">
          <text:p text:style-name="P5"><text:span text:style-name="T2">YES: send packet</text:span></text:p>
        </draw:path>
        <draw:custom-shape draw:name="Start-End" draw:style-name="gr24" draw:text-style-name="P4" draw:layer="layout" svg:width="3cm" svg:height="1cm" svg:x="1.85cm" svg:y="2.5cm">
          <text:p text:style-name="P3"><text:span text:style-name="T1">packet received</text:span></text:p>
          <text:p text:style-name="P3"><text:span text:style-name="T1">on tun device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Decision" draw:style-name="gr25" draw:text-style-name="P4" draw:layer="layout" svg:width="2.569cm" svg:height="1.485cm" svg:x="2.1cm" svg:y="5.765cm">
          <text:p text:style-name="P3"><text:span text:style-name="T1">out peer</text:span></text:p>
          <text:p text:style-name="P3"><text:span text:style-name="T1">exists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path draw:style-name="gr16" draw:text-style-name="P6" draw:layer="layout" svg:width="14.461cm" svg:height="8.649cm" draw:transform="skewX (-0.400902129183098) rotate (-0.785572696322648) translate (11.3754019704292cm 15.2718322893599cm)" svg:viewBox="0 0 14462 8650" svg:d="M0 8650c1768-1 11442-6528 14462-8650">
          <text:p text:style-name="P5"><text:span text:style-name="T2">send keepalive</text:span></text:p>
        </draw:path>
        <draw:line draw:style-name="gr26" draw:text-style-name="P9" draw:layer="layout" svg:x1="5.1cm" svg:y1="1.5cm" svg:x2="5.1cm" svg:y2="28cm">
          <text:p/>
        </draw:line>
        <draw:line draw:style-name="gr26" draw:text-style-name="P9" draw:layer="layout" svg:x1="15.35cm" svg:y1="1.5cm" svg:x2="15.35cm" svg:y2="28cm">
          <text:p/>
        </draw:line>
        <draw:line draw:style-name="gr26" draw:text-style-name="P9" draw:layer="layout" svg:x1="10.1cm" svg:y1="1.5cm" svg:x2="10.1cm" svg:y2="28cm">
          <text:p/>
        </draw:line>
        <draw:custom-shape draw:name="Decision_0" draw:style-name="gr27" draw:text-style-name="P4" draw:layer="layout" svg:width="2.569cm" svg:height="1.485cm" svg:x="6.331cm" svg:y="8.95cm">
          <text:p text:style-name="P3"><text:span text:style-name="T1">name exists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path draw:style-name="gr21" draw:text-style-name="P6" draw:layer="layout" svg:width="3.549cm" svg:height="5.125cm" draw:transform="skewX (-0.400902129183098) rotate (-0.785572696322648) translate (5.92949619329012cm 9.82943666584373cm)" svg:viewBox="0 0 3550 5126" svg:d="M241 0c-899 2121 827 3889 3309 5126">
          <text:p text:style-name="P5"><text:span text:style-name="T2">YES: request connection</text:span></text:p>
        </draw:path>
        <draw:custom-shape draw:name="Start-End_0" draw:style-name="gr28" draw:text-style-name="P4" draw:layer="layout" svg:width="3cm" svg:height="1cm" svg:x="1.85cm" svg:y="26.75cm">
          <text:p text:style-name="P3"><text:span text:style-name="T1">ready for</text:span></text:p>
          <text:p text:style-name="P3"><text:span text:style-name="T1">next packe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9" draw:text-style-name="P11" draw:layer="layout" svg:width="0.5cm" svg:height="0.5cm" svg:x="15.621cm" svg:y="16.185cm">
          <text:p text:style-name="P10"><text:span text:style-name="T4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1" draw:layer="layout" svg:width="0.5cm" svg:height="0.5cm" svg:x="15.1cm" svg:y="9.75cm">
          <text:p text:style-name="P10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1" draw:layer="layout" svg:width="0.5cm" svg:height="0.5cm" svg:x="10.85cm" svg:y="8.5cm">
          <text:p text:style-name="P10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1" draw:layer="layout" svg:width="0.5cm" svg:height="0.5cm" svg:x="13.1cm" svg:y="7.5cm">
          <text:p text:style-name="P10"><text:span text:style-name="T4">3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1" draw:layer="layout" svg:width="0.5cm" svg:height="0.5cm" svg:x="5.1cm" svg:y="5.25cm">
          <text:p text:style-name="P10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1" draw:layer="layout" svg:width="0.5cm" svg:height="0.5cm" svg:x="10.1cm" svg:y="3.75cm">
          <text:p text:style-name="P10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1" draw:layer="layout" svg:width="0.5cm" svg:height="0.5cm" svg:x="10.35cm" svg:y="16.75cm">
          <text:p text:style-name="P10"><text:span text:style-name="T4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1" draw:layer="layout" svg:width="0.5cm" svg:height="0.5cm" svg:x="15.85cm" svg:y="13cm">
          <text:p text:style-name="P10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1" draw:layer="layout" svg:width="0.5cm" svg:height="0.5cm" svg:x="18.6cm" svg:y="14cm">
          <text:p text:style-name="P10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1" draw:layer="layout" svg:width="0.5cm" svg:height="0.5cm" svg:x="16.1cm" svg:y="11.75cm">
          <text:p text:style-name="P10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1" draw:layer="layout" svg:width="0.5cm" svg:height="0.5cm" svg:x="14.1cm" svg:y="19cm">
          <text:p text:style-name="P10"><text:span text:style-name="T4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1" draw:layer="layout" svg:width="0.5cm" svg:height="0.5cm" svg:x="15.6cm" svg:y="22cm">
          <text:p text:style-name="P10"><text:span text:style-name="T4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1" draw:layer="layout" svg:width="0.5cm" svg:height="0.5cm" svg:x="13.35cm" svg:y="24cm">
          <text:p text:style-name="P10"><text:span text:style-name="T4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1" draw:layer="layout" svg:width="0.5cm" svg:height="0.5cm" svg:x="17.6cm" svg:y="17.5cm">
          <text:p text:style-name="P10"><text:span text:style-name="T4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9" draw:layer="layout" svg:x1="20.65cm" svg:y1="1.5cm" svg:x2="20.65cm" svg:y2="28cm">
          <text:p/>
        </draw:line>
        <draw:custom-shape draw:name="Start-End_1" draw:style-name="gr30" draw:text-style-name="P4" draw:layer="layout" svg:width="3cm" svg:height="1cm" svg:x="26.1cm" svg:y="2.5cm">
          <text:p text:style-name="P3"><text:span text:style-name="T1">new incoming</text:span></text:p>
          <text:p text:style-name="P3"><text:span text:style-name="T1">connection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Process_5" draw:style-name="gr31" draw:text-style-name="P4" draw:layer="layout" svg:width="3cm" svg:height="1.25cm" svg:x="26.1cm" svg:y="4cm">
          <text:p text:style-name="P3"><text:span text:style-name="T1">accep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path draw:style-name="gr32" draw:text-style-name="P6" draw:layer="layout" svg:width="6.842cm" svg:height="5.303cm" draw:transform="skewX (-0.400902129183097) rotate (-0.785572696322648) translate (22.0117949944089cm 0.660105847435325cm)" svg:viewBox="0 0 6843 5304" svg:d="M0 5304c1360-707 6897-4597 6843-5304">
          <text:p text:style-name="P5"><text:span text:style-name="T2">insert peer</text:span></text:p>
        </draw:path>
        <draw:line draw:style-name="gr26" draw:text-style-name="P9" draw:layer="layout" svg:x1="25.323cm" svg:y1="1.55cm" svg:x2="25.323cm" svg:y2="28.05cm">
          <text:p/>
        </draw:line>
        <draw:frame draw:style-name="gr11" draw:text-style-name="P7" draw:layer="layout" svg:width="2.78cm" svg:height="0.725cm" svg:x="31.02cm" svg:y="1.25cm">
          <draw:text-box>
            <text:p><text:span text:style-name="T3">RECEIVER</text:span></text:p>
          </draw:text-box>
        </draw:frame>
        <draw:frame draw:style-name="gr33" draw:text-style-name="P7" draw:layer="layout" svg:width="2.847cm" svg:height="0.725cm" svg:x="26.263cm" svg:y="1.254cm">
          <draw:text-box>
            <text:p><text:span text:style-name="T3">ACCEPTOR</text:span></text:p>
          </draw:text-box>
        </draw:frame>
        <draw:custom-shape draw:name="Start-End_2" draw:style-name="gr34" draw:text-style-name="P4" draw:layer="layout" svg:width="3cm" svg:height="1cm" svg:x="30.8cm" svg:y="2.5cm">
          <text:p text:style-name="P3"><text:span text:style-name="T1">incoming data</text:span></text:p>
          <text:p text:style-name="P3"><text:span text:style-name="T1">on a peer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path draw:style-name="gr8" draw:text-style-name="P6" draw:layer="layout" svg:width="5.627cm" svg:height="4.246cm" draw:transform="skewX (-0.400902129183098) rotate (-0.785572696322648) translate (28.3521135529264cm 5.49477926956894cm)" svg:viewBox="0 0 5628 4247" svg:d="M0 5c2020-177 4213 4242 5628 4242">
          <text:p text:style-name="P5"><text:span text:style-name="T2">inform receiver</text:span></text:p>
        </draw:path>
        <draw:custom-shape draw:name="Process_6" draw:style-name="gr35" draw:text-style-name="P4" draw:layer="layout" svg:width="3cm" svg:height="1.25cm" svg:x="30.8cm" svg:y="4cm">
          <text:p text:style-name="P3"><text:span text:style-name="T1">read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_7" draw:style-name="gr36" draw:text-style-name="P4" draw:layer="layout" svg:width="3cm" svg:height="1.25cm" svg:x="30.8cm" svg:y="5.75cm">
          <text:p text:style-name="P3"><text:span text:style-name="T1">check and</text:span></text:p>
          <text:p text:style-name="P3"><text:span text:style-name="T1">defrag packe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path draw:style-name="gr32" draw:text-style-name="P6" draw:layer="layout" svg:width="9.809cm" svg:height="8.132cm" draw:transform="skewX (-0.400902129183097) rotate (-0.785572696322648) translate (23.4147037017692cm 1.06228240404837cm)" svg:viewBox="0 0 9810 8133" svg:d="M0 8133c1660-1415 7143-6011 9810-8133">
          <text:p text:style-name="P5"><text:span text:style-name="T2">insert new name</text:span></text:p>
        </draw:path>
        <draw:custom-shape draw:name="Process_8" draw:style-name="gr37" draw:text-style-name="P4" draw:layer="layout" svg:width="3cm" svg:height="1.25cm" svg:x="30.8cm" svg:y="7.5cm">
          <text:p text:style-name="P3"><text:span text:style-name="T1">identify</text:span></text:p>
          <text:p text:style-name="P3"><text:span text:style-name="T1">keepaliv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tart-End_3" draw:style-name="gr38" draw:text-style-name="P4" draw:layer="layout" svg:width="3cm" svg:height="1cm" svg:x="30.8cm" svg:y="13.6cm">
          <text:p text:style-name="P3"><text:span text:style-name="T1">wait for data</text:span></text:p>
          <text:p text:style-name="P3"><text:span text:style-name="T1">on all peers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path draw:style-name="gr39" draw:text-style-name="P6" draw:layer="layout" svg:width="14.334cm" svg:height="2.415cm" draw:transform="skewX (-0.400902129183097) rotate (-0.785572696322648) translate (20.4655429119574cm 4.11200470150552cm)" svg:viewBox="0 0 14335 2416" svg:d="M0 2124c1570 883 11111-356 14335-2124">
          <text:p text:style-name="P5"><text:span text:style-name="T2">read peer list</text:span></text:p>
        </draw:path>
        <draw:custom-shape draw:name="Direct-Data_0" draw:style-name="gr40" draw:text-style-name="P4" draw:layer="layout" svg:width="2.531cm" svg:height="1.333cm" svg:x="21.8cm" svg:y="26.75cm">
          <text:p text:style-name="P3"><text:span text:style-name="T1">UDP</text:span>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name="Process_9" draw:style-name="gr41" draw:text-style-name="P4" draw:layer="layout" svg:width="3cm" svg:height="1.25cm" svg:x="30.8cm" svg:y="11.25cm">
          <text:p text:style-name="P3"><text:span text:style-name="T1">forward</text:span></text:p>
          <text:p text:style-name="P3"><text:span text:style-name="T1">packe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path draw:style-name="gr32" draw:text-style-name="P6" draw:layer="layout" svg:width="1.598cm" svg:height="13.787cm" draw:transform="skewX (-0.400902129183097) rotate (-0.785572696322648) translate (29.4695151235705cm 10.6191204410167cm)" svg:viewBox="0 0 1599 13788" svg:d="M0 13788c1660-1415 245-11843 1599-13788">
          <text:p text:style-name="P5"><text:span text:style-name="T2">write packet to tun device</text:span></text:p>
        </draw:path>
        <draw:custom-shape draw:name="Decision_1" draw:style-name="gr42" draw:text-style-name="P4" draw:layer="layout" svg:width="2.569cm" svg:height="1.485cm" svg:x="31.05cm" svg:y="9.215cm">
          <text:p text:style-name="P3"><text:span text:style-name="T1">out peer</text:span></text:p>
          <text:p text:style-name="P3"><text:span text:style-name="T1">exists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path draw:style-name="gr15" draw:text-style-name="P6" draw:layer="layout" svg:width="22.819cm" svg:height="12.553cm" draw:transform="skewX (-0.400902129183098) rotate (-0.785572696322648) translate (14.4667192934516cm -6.38891326702233cm)" svg:viewBox="0 0 22820 12554" svg:d="M0 12554c1456-1768 14910-8487 22820-12554">
          <text:p text:style-name="P5"><text:span text:style-name="T2">NO: request connection</text:span></text:p>
        </draw:path>
        <draw:line draw:style-name="gr26" draw:text-style-name="P9" draw:layer="layout" svg:x1="29.85cm" svg:y1="1.5cm" svg:x2="29.85cm" svg:y2="28cm">
          <text:p/>
        </draw:line>
        <draw:frame draw:style-name="gr43" draw:text-style-name="P12" draw:layer="layout" svg:width="3.427cm" svg:height="1.199cm" svg:x="21.603cm" svg:y="1.25cm">
          <draw:text-box>
            <text:p text:style-name="P5"><text:span text:style-name="T3">EXTERNAL</text:span></text:p>
            <text:p text:style-name="P5"><text:span text:style-name="T3">ENTITIES</text:span></text:p>
          </draw:text-box>
        </draw:frame>
        <draw:frame draw:style-name="gr11" draw:text-style-name="P7" draw:layer="layout" svg:width="2.78cm" svg:height="0.725cm" svg:x="17.32cm" svg:y="1.25cm">
          <draw:text-box>
            <text:p><text:span text:style-name="T3">DATA</text:span></text:p>
          </draw:text-box>
        </draw:frame>
        <draw:custom-shape draw:name="vertical-lines_2" draw:style-name="gr44" draw:text-style-name="P13" draw:layer="layout" svg:width="1.5cm" svg:height="2.25cm" svg:x="22.35cm" svg:y="12.75cm">
          <text:p text:style-name="P3"><text:span text:style-name="T1">some</text:span></text:p>
          <text:p text:style-name="P3"><text:span text:style-name="T1">NS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965.87804065312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name="vertical-lines_3" draw:style-name="gr45" draw:text-style-name="P13" draw:layer="layout" svg:width="1.5cm" svg:height="2.25cm" svg:x="22.3cm" svg:y="19.75cm">
          <text:p text:style-name="P3"><text:span text:style-name="T1">Tor</text:span></text:p>
          <text:p text:style-name="P3"><text:span text:style-name="T1">I2P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965.87804065312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name="vertical-lines_4" draw:style-name="gr46" draw:text-style-name="P13" draw:layer="layout" svg:width="4.085cm" svg:height="5.25cm" svg:x="20.915cm" svg:y="23cm">
          <text:p text:style-name="P3"><text:span text:style-name="T1">local OS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1819.05434015526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name="Start-End_4" draw:style-name="gr47" draw:text-style-name="P4" draw:layer="layout" svg:width="3cm" svg:height="1cm" svg:x="6.1cm" svg:y="6cm">
          <text:p text:style-name="P3"><text:span text:style-name="T1">new connection</text:span></text:p>
          <text:p text:style-name="P3"><text:span text:style-name="T1">reques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6" draw:text-style-name="P9" draw:layer="layout" svg:x1="35.15cm" svg:y1="1.5cm" svg:x2="35.15cm" svg:y2="28cm">
          <text:p/>
        </draw:line>
        <draw:frame draw:style-name="gr48" draw:text-style-name="P7" draw:layer="layout" svg:width="3.461cm" svg:height="0.725cm" svg:x="35.77cm" svg:y="1.275cm">
          <draw:text-box>
            <text:p><text:span text:style-name="T3">NAMESERVER</text:span></text:p>
          </draw:text-box>
        </draw:frame>
        <draw:custom-shape draw:name="Start-End_5" draw:style-name="gr49" draw:text-style-name="P4" draw:layer="layout" svg:width="3cm" svg:height="1cm" svg:x="36.1cm" svg:y="2.5cm">
          <text:p text:style-name="P3"><text:span text:style-name="T1">incoming</text:span></text:p>
          <text:p text:style-name="P3"><text:span text:style-name="T1">UDP packe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Process_10" draw:style-name="gr50" draw:text-style-name="P4" draw:layer="layout" svg:width="3cm" svg:height="1.25cm" svg:x="36.1cm" svg:y="4.5cm">
          <text:p text:style-name="P3"><text:span text:style-name="T1">read and</text:span></text:p>
          <text:p text:style-name="P3"><text:span text:style-name="T1">check packe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_11" draw:style-name="gr51" draw:text-style-name="P4" draw:layer="layout" svg:width="3cm" svg:height="1.25cm" svg:x="36.1cm" svg:y="6.75cm">
          <text:p text:style-name="P3"><text:span text:style-name="T1">lookup</text:span></text:p>
          <text:p text:style-name="P3"><text:span text:style-name="T1">hostnam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path draw:style-name="gr13" draw:text-style-name="P6" draw:layer="layout" svg:width="15.04cm" svg:height="12.552cm" draw:transform="skewX (-0.400902129183098) rotate (-0.785572696322648) translate (25.216165997346cm -2.88754655896411cm)" svg:viewBox="0 0 15041 12553" svg:d="M0 12553c4734-2829 11428-7780 15041-12553">
          <text:p text:style-name="P5"><text:span text:style-name="T2">lookup hostname</text:span></text:p>
        </draw:path>
        <draw:custom-shape draw:name="Decision_2" draw:style-name="gr52" draw:text-style-name="P4" draw:layer="layout" svg:width="2.569cm" svg:height="1.485cm" svg:x="36.35cm" svg:y="8.515cm">
          <text:p text:style-name="P3"><text:span text:style-name="T1">name</text:span></text:p>
          <text:p text:style-name="P3"><text:span text:style-name="T1">exists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Process_12" draw:style-name="gr53" draw:text-style-name="P4" draw:layer="layout" svg:width="3cm" svg:height="1.25cm" svg:x="36.1cm" svg:y="14cm">
          <text:p text:style-name="P3"><text:span text:style-name="T1">create</text:span></text:p>
          <text:p text:style-name="P3"><text:span text:style-name="T1">respons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path draw:style-name="gr32" draw:text-style-name="P6" draw:layer="layout" svg:width="1.276cm" svg:height="2.827cm" draw:transform="skewX (-0.400902129183098) rotate (-0.785572696322648) translate (38.35cm 10cm)" svg:viewBox="0 0 1277 2828" svg:d="M1277 2828c-258-1061 191-2121-1277-2828">
          <text:p text:style-name="P5"><text:span text:style-name="T2">YES: PTR response</text:span></text:p>
        </draw:path>
        <draw:path draw:style-name="gr32" draw:text-style-name="P6" draw:layer="layout" svg:width="1.203cm" svg:height="2.899cm" draw:transform="skewX (-0.400902129183098) rotate (-0.785572696322648) translate (37.181cm 9.979cm)" svg:viewBox="0 0 1204 2900" svg:d="M1204 2900c-761-707-618-2298-1204-2900">
          <text:p text:style-name="P5"><text:span text:style-name="T2">NO: NXDOMAIN</text:span></text:p>
        </draw:path>
        <draw:custom-shape draw:name="Direct-Data_1" draw:style-name="gr54" draw:text-style-name="P4" draw:layer="layout" svg:width="2.476cm" svg:height="1.3cm" svg:x="21.801cm" svg:y="23.785cm">
          <text:p text:style-name="P3"><text:span text:style-name="T1">tun</text:span></text:p>
          <text:p text:style-name="P3"><text:span text:style-name="T1">device</text:span>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path draw:style-name="gr32" draw:text-style-name="P6" draw:layer="layout" svg:width="7.944cm" svg:height="17.5cm" draw:transform="skewX (-0.400902129183097) rotate (-0.785572696322648) translate (31.2328822788779cm 9.88092119260976cm)" svg:viewBox="0 0 7945 17501" svg:d="M0 17501c2864-3005 7310-13082 7945-17501">
          <text:p text:style-name="P5"><text:span text:style-name="T2">send packet</text:span></text:p>
        </draw:path>
        <draw:custom-shape draw:name="Start-End_6" draw:style-name="gr55" draw:text-style-name="P4" draw:layer="layout" svg:width="3cm" svg:height="1cm" svg:x="36.101cm" svg:y="16.501cm">
          <text:p text:style-name="P3"><text:span text:style-name="T1">wait for next</text:span></text:p>
          <text:p text:style-name="P3"><text:span text:style-name="T1">UDP packe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Long_20_Dash_20_Dot" draw:display-name="Long Dash Dot" draw:style="rect" draw:dots1="1" draw:dots1-length="600%" draw:dots2="1" draw:dots2-length="1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Bernhard Fischer</meta:initial-creator>
    <meta:creation-date>2022-05-10T08:10:27.125478956</meta:creation-date>
    <dc:date>2022-07-20T16:44:41.835583293</dc:date>
    <dc:creator>Bernhard Fischer</dc:creator>
    <meta:editing-duration>PT2H58M38S</meta:editing-duration>
    <meta:editing-cycles>53</meta:editing-cycles>
    <meta:generator>LibreOffice/7.0.4.2$Linux_X86_64 LibreOffice_project/00$Build-2</meta:generator>
    <dc:title>OnionCat Flow Chart</dc:title>
    <meta:document-statistic meta:object-count="95"/>
  </office:meta>
</office:document-meta>
</file>